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4a37a"/>
    </style:style>
    <style:style style:name="T1" style:family="text">
      <style:text-properties officeooo:rsid="0004a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D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per l'iscrizione di utenti che fanno parte del personale scolastico dell'Università 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InviaDomanda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inviare la domanda di iscrizione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SelezionaIScritt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nfermaAccettazioneButton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CompilazioneIscrizioneForm</text:text-input></text:p>
          </table:table-cell>
          <table:table-cell table:style-name="Tabella1.B11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1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egistrazioneButton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Pulsante per confermare la registr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stioneIscrizioniEDatiControl</text:text-input></text:p>
          </table:table-cell>
          <table:table-cell table:style-name="Tabella1.B13" office:value-type="string">
            <text:p text:style-name="Table_20_Contents"><text:text-input text:description="">Control</text:text-input></text:p>
          </table:table-cell>
          <table:table-cell table:style-name="Tabella1.C13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</table:table-row>
        <table:table-row>
          <table:table-cell table:style-name="Tabella1.A14" office:value-type="string">
            <text:p text:style-name="P1"><text:span text:style-name="T1">LoginForm</text:span></text:p>
          </table:table-cell>
          <table:table-cell table:style-name="Tabella1.B14" office:value-type="string">
            <text:p text:style-name="P1"><text:span text:style-name="T1">Boundary</text:span></text:p>
          </table:table-cell>
          <table:table-cell table:style-name="Tabella1.C14" office:value-type="string">
            <text:p text:style-name="P1"><text:span text:style-name="T1">Form che permette il login al sistema</text:span></text:p>
          </table:table-cell>
        </table:table-row>
        <table:table-row>
          <table:table-cell table:style-name="Tabella1.A15" office:value-type="string">
            <text:p text:style-name="P1"><text:span text:style-name="T1">LoginControl</text:span></text:p>
          </table:table-cell>
          <table:table-cell table:style-name="Tabella1.B15" office:value-type="string">
            <text:p text:style-name="P1"><text:span text:style-name="T1">Control</text:span></text:p>
          </table:table-cell>
          <table:table-cell table:style-name="Tabella1.C15" office:value-type="string">
            <text:p text:style-name="P1"><text:span text:style-name="T1">Control per il logi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4</meta:editing-cycles>
    <meta:generator>LibreOffice/3.6$MacOSX_x86 LibreOffice_project/da8c1e6-fd468f4-454e206-f42a4a9-143cfd</meta:generator>
    <dc:date>2012-10-28T17:31:28</dc:date>
    <meta:document-statistic meta:table-count="1" meta:image-count="0" meta:object-count="0" meta:page-count="1" meta:paragraph-count="46" meta:word-count="137" meta:character-count="1196" meta:non-whitespace-character-count="110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